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20000030B25E23D65A7A066F7.png" manifest:media-type="image/png"/>
  <manifest:file-entry manifest:full-path="Pictures/100000000000002000000020839EBFB02D09F2D6.png" manifest:media-type="image/png"/>
  <manifest:file-entry manifest:full-path="Pictures/100001A00000455A00005438DA9D949504BF81AF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3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4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969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4.97cm" fo:min-width="3.766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10.99cm" fo:min-width="4.072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968cm" fo:min-width="3.807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487cm" fo:min-width="3.824cm" fo:padding-top="0.134cm" fo:padding-bottom="0.134cm" fo:padding-left="0.259cm" fo:padding-right="0.259cm" fo:wrap-option="no-wrap"/>
      <style:paragraph-properties style:writing-mode="lr-tb"/>
    </style:style>
    <style:style style:name="gr17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3cm" fo:min-width="3.767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35cm" fo:min-width="4.267cm" fo:padding-top="0.134cm" fo:padding-bottom="0.134cm" fo:padding-left="0.259cm" fo:padding-right="0.259cm" fo:wrap-option="no-wrap"/>
      <style:paragraph-properties style:writing-mode="lr-tb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4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/>
      <style:paragraph-properties fo:text-align="end" style:writing-mode="lr-tb"/>
      <style:text-properties style:font-name="Cairo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font-weight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4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6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7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8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20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21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 Narrow" fo:font-size="18pt" fo:font-weight="normal" style:font-size-asian="18pt" style:font-size-complex="18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8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9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1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2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3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6" style:family="paragraph">
      <style:paragraph-properties fo:text-align="center" style:writing-mode="lr-tb"/>
      <style:text-properties fo:font-size="10pt"/>
    </style:style>
    <style:style style:name="P37" style:family="paragraph">
      <loext:graphic-properties draw:fill-color="#ffffff"/>
      <style:paragraph-properties fo:text-align="center" style:writing-mode="lr-tb"/>
      <style:text-properties fo:font-size="10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Liberation Sans Narrow" fo:font-size="4pt" style:font-size-asian="4pt" style:font-size-complex="4pt"/>
    </style:style>
    <style:style style:name="T2" style:family="text">
      <style:text-properties style:font-name="Liberation Sans Narrow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Cairo SemiBold" fo:font-size="32pt" fo:font-weight="normal"/>
    </style:style>
    <style:style style:name="T8" style:family="text">
      <style:text-properties style:font-name="Liberation Sans1" fo:font-size="24pt" fo:font-weight="normal"/>
    </style:style>
    <style:style style:name="T9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1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1" fo:font-size="8pt" fo:background-color="#99ff66" style:font-size-asian="8pt" style:font-size-complex="8pt"/>
    </style:style>
    <style:style style:name="T16" style:family="text">
      <style:text-properties style:font-name="M+ 1m" fo:font-size="9pt" style:font-size-asian="9pt" style:font-size-complex="9pt"/>
    </style:style>
    <style:style style:name="T17" style:family="text">
      <style:text-properties style:font-name="Liberation Mono" fo:font-size="8pt" style:font-size-asian="8pt" style:font-size-complex="8pt"/>
    </style:style>
    <style:style style:name="T18" style:family="text">
      <style:text-properties style:font-name="M+ 1m" fo:font-size="9pt" fo:background-color="transparent" style:font-size-asian="9pt" style:font-size-complex="9pt"/>
    </style:style>
    <style:style style:name="T19" style:family="text">
      <style:text-properties style:font-name="Liberation Mono" fo:font-size="8pt" fo:background-color="transparent" style:font-size-asian="8pt" style:font-size-complex="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style:font-name="Liberation Sans Narrow" fo:font-size="4pt" fo:font-weight="normal" style:font-size-asian="4pt" style:font-size-complex="4pt"/>
    </style:style>
    <style:style style:name="T24" style:family="text">
      <style:text-properties style:font-name="Liberation Sans Narrow" fo:font-size="18pt" fo:font-weight="normal" style:font-size-asian="18pt" style:font-size-complex="18pt"/>
    </style:style>
    <style:style style:name="T25" style:family="text">
      <style:text-properties style:font-name="Liberation Mono" fo:font-size="8pt" fo:font-weight="bold" fo:background-color="transparent" style:font-size-asian="8pt" style:font-weight-asian="bold" style:font-size-complex="8pt" style:font-weight-complex="bold"/>
    </style:style>
    <style:style style:name="T26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7" style:family="text">
      <style:text-properties style:font-name="Arial" fo:font-size="12pt" fo:font-style="normal" fo:font-weight="normal" style:font-style-asian="normal" style:font-style-complex="normal"/>
    </style:style>
    <style:style style:name="T28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29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32cm" svg:height="3.781cm" svg:x="0.635cm" svg:y="1.616cm">
          <draw:text-box>
            <text:p text:style-name="P2"><text:span text:style-name="T1"/></text:p>
            <text:p text:style-name="P2"><text:span text:style-name="T2">URL syntax</text:span></text:p>
          </draw:text-box>
        </draw:frame>
        <draw:custom-shape draw:style-name="gr3" draw:text-style-name="P5" draw:layer="layout" svg:width="0.635cm" svg:height="0.953cm" svg:x="2.54cm" svg:y="3.492cm">
          <text:p text:style-name="P4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5" draw:text-style-name="P8" draw:layer="layout" svg:width="1.588cm" svg:height="0.952cm" svg:x="0.952cm" svg:y="3.493cm">
          <text:p text:style-name="P7"><text:span text:style-name="T5">https</text:span></text:p>
          <text:p text:style-name="P7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9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7" draw:text-style-name="P11" draw:layer="layout" svg:width="3.551cm" svg:height="2.368cm" svg:x="17.721cm" svg:y="25.572cm">
            <draw:text-box>
              <text:p text:style-name="P10"><text:span text:style-name="T7">Boost</text:span></text:p>
            </draw:text-box>
          </draw:frame>
        </draw:g>
        <draw:frame draw:style-name="gr8" draw:text-style-name="P12" draw:layer="layout" svg:width="10.772cm" svg:height="1.195cm" svg:x="5.397cm" svg:y="0.317cm">
          <draw:text-box>
            <text:p><text:span text:style-name="T8">Boost.URL Reference Card</text:span></text:p>
          </draw:text-box>
        </draw:frame>
        <draw:custom-shape draw:style-name="gr9" draw:text-style-name="P14" draw:layer="layout" svg:width="4.445cm" svg:height="5.397cm" svg:x="11.212cm" svg:y="6.985cm">
          <text:p text:style-name="P13"><text:span text:style-name="T9">Path</text:span></text:p>
          <text:p text:style-name="P13"><text:span text:style-name="T10"/></text:p>
          <text:p text:style-name="P13"><text:span text:style-name="T11">is_path_absolute</text:span></text:p>
          <text:p text:style-name="P13"><text:span text:style-name="T11">encoded_path</text:span></text:p>
          <text:p text:style-name="P13"><text:span text:style-name="T11">encoded_segments</text:span></text:p>
          <text:p text:style-name="P13"><text:span text:style-name="T11">segments</text:span></text:p>
          <text:p text:style-name="P13"><text:span text:style-name="T11"/></text:p>
          <text:p text:style-name="P13"><text:span text:style-name="T11">set_path_absolute</text:span></text:p>
          <text:p text:style-name="P13"><text:span text:style-name="T11">set_encoded_path</text:span></text:p>
          <text:p text:style-name="P13"><text:span text:style-name="T11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445cm" svg:height="6.846cm" svg:x="0.952cm" svg:y="11.569cm">
          <text:p text:style-name="P15"><text:span text:style-name="T12">Userinfo </text:span></text:p>
          <text:p text:style-name="P15"><text:span text:style-name="T13"/></text:p>
          <text:p text:style-name="P15"><text:span text:style-name="T14">has_userinfo</text:span></text:p>
          <text:p text:style-name="P15"><text:span text:style-name="T14">has_password</text:span></text:p>
          <text:p text:style-name="P15"><text:span text:style-name="T14">password</text:span></text:p>
          <text:p text:style-name="P15"><text:span text:style-name="T14">user</text:span></text:p>
          <text:p text:style-name="P15"><text:span text:style-name="T14">userinfo</text:span></text:p>
          <text:p text:style-name="P15"><text:span text:style-name="T14">encoded_password</text:span></text:p>
          <text:p text:style-name="P15"><text:span text:style-name="T14">encoded_user</text:span></text:p>
          <text:p text:style-name="P15"><text:span text:style-name="T14">encoded_userinfo</text:span></text:p>
          <text:p text:style-name="P15"><text:span text:style-name="T15"/></text:p>
          <text:p text:style-name="P15"><text:span text:style-name="T14">set_password</text:span></text:p>
          <text:p text:style-name="P15"><text:span text:style-name="T14">set_user</text:span></text:p>
          <text:p text:style-name="P15"><text:span text:style-name="T14">set_userinfo</text:span></text:p>
          <text:p text:style-name="P15"><text:span text:style-name="T14">set_encoded_password</text:span></text:p>
          <text:p text:style-name="P15"><text:span text:style-name="T14">set_encoded_user</text:span></text:p>
          <text:p text:style-name="P15"><text:span text:style-name="T14">set_encoded_userinfo</text:span></text:p>
          <text:p text:style-name="P15"><text:span text:style-name="T14">remove_userinfo</text:span></text:p>
          <text:p text:style-name="P15"><text:span text:style-name="T14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445cm" svg:height="4.127cm" svg:x="16.192cm" svg:y="6.985cm">
          <text:p text:style-name="P13"><text:span text:style-name="T9">Fragment</text:span></text:p>
          <text:p text:style-name="P13"><text:span text:style-name="T16"/></text:p>
          <text:p text:style-name="P13"><text:span text:style-name="T17">has_fragment</text:span></text:p>
          <text:p text:style-name="P13"><text:span text:style-name="T17">encoded_fragment</text:span></text:p>
          <text:p text:style-name="P13"><text:span text:style-name="T17">fragment</text:span></text:p>
          <text:p text:style-name="P13"><text:span text:style-name="T17"/></text:p>
          <text:p text:style-name="P13"><text:span text:style-name="T17">set_fragment</text:span><text:span text:style-name="T17"><text:line-break/></text:span><text:span text:style-name="T17">set_encoded_fragment</text:span></text:p>
          <text:p text:style-name="P13"><text:span text:style-name="T17">remove_fragment</text:span></text:p>
          <text:p text:style-name="P13"><text:span text:style-name="T17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444cm" svg:height="5.398cm" svg:x="11.212cm" svg:y="13.017cm">
          <text:p text:style-name="P13"><text:span text:style-name="T9">Query</text:span></text:p>
          <text:p text:style-name="P13"><text:span text:style-name="T16"/></text:p>
          <text:p text:style-name="P13"><text:span text:style-name="T17">has_query</text:span></text:p>
          <text:p text:style-name="P13"><text:span text:style-name="T17">params</text:span></text:p>
          <text:p text:style-name="P13"><text:span text:style-name="T17">query</text:span></text:p>
          <text:p text:style-name="P13"><text:span text:style-name="T17">encoded_params</text:span></text:p>
          <text:p text:style-name="P13"><text:span text:style-name="T17">encoded_query</text:span></text:p>
          <text:p text:style-name="P13"><text:span text:style-name="T17"/></text:p>
          <text:p text:style-name="P13"><text:span text:style-name="T17">set_query</text:span></text:p>
          <text:p text:style-name="P13"><text:span text:style-name="T17">set_encoded_query</text:span></text:p>
          <text:p text:style-name="P13"><text:span text:style-name="T17">remove_query</text:span><text:span text:style-name="T17"><text:line-break/></text:span><text:span text:style-name="T17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762cm" svg:height="11.43cm" svg:x="5.915cm" svg:y="6.985cm">
          <text:p text:style-name="P19"><text:span text:style-name="T9">Host and Port </text:span></text:p>
          <text:p text:style-name="P19"><text:span text:style-name="T18"/></text:p>
          <text:p text:style-name="P19"><text:span text:style-name="T19">encoded_host</text:span></text:p>
          <text:p text:style-name="P19"><text:span text:style-name="T19">encoded_host_address</text:span></text:p>
          <text:p text:style-name="P19"><text:span text:style-name="T19">encoded_host_name</text:span></text:p>
          <text:p text:style-name="P19"><text:span text:style-name="T19">host</text:span></text:p>
          <text:p text:style-name="P19"><text:span text:style-name="T19">host_address</text:span></text:p>
          <text:p text:style-name="P19"><text:span text:style-name="T19">host_ipv4_address</text:span></text:p>
          <text:p text:style-name="P19"><text:span text:style-name="T19">host_ipv6_address</text:span></text:p>
          <text:p text:style-name="P19"><text:span text:style-name="T19">host_ipvfuture</text:span></text:p>
          <text:p text:style-name="P19"><text:span text:style-name="T19">host_name</text:span></text:p>
          <text:p text:style-name="P19"><text:span text:style-name="T19">host_type</text:span></text:p>
          <text:p text:style-name="P19"><text:span text:style-name="T19"/></text:p>
          <text:p text:style-name="P19"><text:span text:style-name="T20">has_port</text:span></text:p>
          <text:p text:style-name="P19"><text:span text:style-name="T20">port</text:span></text:p>
          <text:p text:style-name="P19"><text:span text:style-name="T19">port_number</text:span></text:p>
          <text:p text:style-name="P19"><text:span text:style-name="T19"/></text:p>
          <text:p text:style-name="P19"><text:span text:style-name="T19">encoded_host_and_port</text:span></text:p>
          <text:p text:style-name="P19"><text:span text:style-name="T19"/></text:p>
          <text:p text:style-name="P19"><text:span text:style-name="T19">set_encoded_host</text:span></text:p>
          <text:p text:style-name="P19"><text:span text:style-name="T19">set_encoded_host_address</text:span></text:p>
          <text:p text:style-name="P19"><text:span text:style-name="T19">set_encoded_host_name</text:span></text:p>
          <text:p text:style-name="P19"><text:span text:style-name="T19">set_host</text:span></text:p>
          <text:p text:style-name="P19"><text:span text:style-name="T19">set_host_address</text:span></text:p>
          <text:p text:style-name="P19"><text:span text:style-name="T19">set_host_ipvfuture</text:span></text:p>
          <text:p text:style-name="P19"><text:span text:style-name="T19">set_host_name</text:span></text:p>
          <text:p text:style-name="P19"><text:span text:style-name="T19"/></text:p>
          <text:p text:style-name="P19"><text:span text:style-name="T20">set_port</text:span></text:p>
          <text:p text:style-name="P19"><text:span text:style-name="T20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4.127cm" svg:x="0.952cm" svg:y="6.985cm">
          <text:p text:style-name="P15"><text:span text:style-name="T12">Scheme </text:span></text:p>
          <text:p text:style-name="P15"><text:span text:style-name="T21"/></text:p>
          <text:p text:style-name="P15"><text:span text:style-name="T14">scheme</text:span></text:p>
          <text:p text:style-name="P15"><text:span text:style-name="T14">scheme_id</text:span></text:p>
          <text:p text:style-name="P15"><text:span text:style-name="T14">has_scheme</text:span></text:p>
          <text:p text:style-name="P15"><text:span text:style-name="T14"/></text:p>
          <text:p text:style-name="P15"><text:span text:style-name="T14">set_scheme </text:span></text:p>
          <text:p text:style-name="P15"><text:span text:style-name="T14">remove_scheme</text:span></text:p>
          <text:p text:style-name="P15"><text:span text:style-name="T14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5cm" svg:height="3.356cm" svg:x="16.192cm" svg:y="11.747cm">
          <text:p text:style-name="P22"><text:span text:style-name="T9">Authority</text:span></text:p>
          <text:p text:style-name="P22"><text:span text:style-name="T22"/></text:p>
          <text:p text:style-name="P22"><text:span text:style-name="T11">authority</text:span></text:p>
          <text:p text:style-name="P22"><text:span text:style-name="T11">has_authority</text:span></text:p>
          <text:p text:style-name="P22"><text:span text:style-name="T11">encoded_authority</text:span></text:p>
          <text:p text:style-name="P22"><text:span text:style-name="T11"/></text:p>
          <text:p text:style-name="P22"><text:span text:style-name="T11">remove_authority</text:span></text:p>
          <text:p text:style-name="P22"><text:span text:style-name="T11">set_encoded_authority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4.444cm" svg:height="2.857cm" svg:x="16.192cm" svg:y="15.557cm">
          <text:p text:style-name="P13"><text:span text:style-name="T9">Other Parts</text:span></text:p>
          <text:p text:style-name="P13"><text:span text:style-name="T16"/></text:p>
          <text:p text:style-name="P13"><text:span text:style-name="T17">encoded_origin</text:span></text:p>
          <text:p text:style-name="P13"><text:span text:style-name="T17">encoded_resource</text:span></text:p>
          <text:p text:style-name="P13"><text:span text:style-name="T17">encoded_target</text:span></text:p>
          <text:p text:style-name="P13"><text:span text:style-name="T17"/></text:p>
          <text:p text:style-name="P13"><text:span text:style-name="T17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6" draw:layer="layout" svg:width="20.32cm" svg:height="6.667cm" svg:x="0.635cm" svg:y="19.05cm">
          <draw:text-box>
            <text:p text:style-name="P25"><text:span text:style-name="T23"/></text:p>
            <text:p text:style-name="P25"><text:span text:style-name="T24">Other</text:span></text:p>
          </draw:text-box>
        </draw:frame>
        <draw:custom-shape draw:style-name="gr18" draw:text-style-name="P27" draw:layer="layout" svg:width="4.445cm" svg:height="5.081cm" svg:x="5.832cm" svg:y="20.32cm">
          <text:p text:style-name="P22"><text:span text:style-name="T9">Path</text:span></text:p>
          <text:p text:style-name="P22"><text:span text:style-name="T10"/></text:p>
          <text:p text:style-name="P22"><text:span text:style-name="T11">segments</text:span></text:p>
          <text:p text:style-name="P22"><text:span text:style-name="T11">segments_view</text:span></text:p>
          <text:p text:style-name="P22"><text:span text:style-name="T11">segments_encoded</text:span></text:p>
          <text:p text:style-name="P22"><text:span text:style-name="T11">segments_encoded_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4.445cm" svg:height="5.08cm" svg:x="0.952cm" svg:y="20.32cm">
          <text:p text:style-name="P22"><text:span text:style-name="T9">URL Parsing</text:span></text:p>
          <text:p text:style-name="P22"><text:span text:style-name="T9"/></text:p>
          <text:p text:style-name="P22"><text:span text:style-name="T11">parse_absolute_uri</text:span></text:p>
          <text:p text:style-name="P22"><text:span text:style-name="T11">parse_authority</text:span></text:p>
          <text:p text:style-name="P22"><text:span text:style-name="T11">parse_origin_form</text:span></text:p>
          <text:p text:style-name="P22"><text:span text:style-name="T11">parse_relative_ref</text:span></text:p>
          <text:p text:style-name="P22"><text:span text:style-name="T11">parse_uri</text:span></text:p>
          <text:p text:style-name="P22"><text:span text:style-name="T11"/></text:p>
          <text:p text:style-name="P22"><text:span text:style-name="T25">parse_uri_reference</text:span></text:p>
          <text:p text:style-name="P22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4.445cm" svg:height="5.08cm" svg:x="16.192cm" svg:y="20.32cm">
          <text:p text:style-name="P22"><text:span text:style-name="T9">Percent-Encoding</text:span></text:p>
          <text:p text:style-name="P22"><text:span text:style-name="T26"/></text:p>
          <text:p text:style-name="P22"><text:span text:style-name="T11">decode</text:span></text:p>
          <text:p text:style-name="P22"><text:span text:style-name="T11">decode_opts</text:span></text:p>
          <text:p text:style-name="P22"><text:span text:style-name="T11"/></text:p>
          <text:p text:style-name="P22"><text:span text:style-name="T11">encode</text:span></text:p>
          <text:p text:style-name="P22"><text:span text:style-name="T11">encoded_size</text:span></text:p>
          <text:p text:style-name="P22"><text:span text:style-name="T11">encode_to_string</text:span></text:p>
          <text:p text:style-name="P22"><text:span text:style-name="T11">encode_opts</text:span></text:p>
          <text:p text:style-name="P22"><text:span text:style-name="T11"/></text:p>
          <text:p text:style-name="P22"><text:span text:style-name="T11">decode_view</text:span></text:p>
          <text:p text:style-name="P22"><text:span text:style-name="T11">pct_string_view</text:span></text:p>
          <text:p text:style-name="P22"><text:span text:style-name="T26"/></text:p>
          <text:p text:style-name="P22"><text:span text:style-name="T26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5.715cm" svg:y="3.492cm">
          <text:p text:style-name="P7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2.54cm" svg:height="0.953cm" svg:x="3.175cm" svg:y="3.492cm">
          <text:p text:style-name="P29"><text:span text:style-name="T5">user:pass</text:span></text:p>
          <text:p text:style-name="P29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4.287cm" svg:y="3.492cm">
          <text:p text:style-name="P7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3.175cm" svg:height="0.953cm" svg:x="11.112cm" svg:y="3.492cm">
          <text:p text:style-name="P31"><text:span text:style-name="T27">/path/to/file.txt</text:span></text:p>
          <text:p text:style-name="P31"><text:span text:style-name="T28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4.763cm" svg:height="0.953cm" svg:x="6.349cm" svg:y="3.492cm">
          <text:p text:style-name="P29"><text:span text:style-name="T5"><text:a xlink:href="http://www.example.com/" xlink:type="simple">www.example.com</text:a></text:span><text:span text:style-name="T5">:80</text:span></text:p>
          <text:p text:style-name="P29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8.415cm" svg:y="3.492cm">
          <text:p text:style-name="P7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3.493cm" svg:height="0.953cm" svg:x="14.922cm" svg:y="3.492cm">
          <text:p text:style-name="P29"><text:span text:style-name="T5">cn=text&amp;cached</text:span></text:p>
          <text:p text:style-name="P29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1.587cm" svg:height="0.953cm" svg:x="19.05cm" svg:y="3.492cm">
          <text:p text:style-name="P29"><text:span text:style-name="T5">more</text:span></text:p>
          <text:p text:style-name="P29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draw:layer="layout" svg:width="4.963cm" svg:height="5.081cm" svg:x="10.812cm" svg:y="20.32cm">
          <text:p text:style-name="P22"><text:span text:style-name="T9">Query</text:span></text:p>
          <text:p text:style-name="P22"><text:span text:style-name="T10"/></text:p>
          <text:p text:style-name="P22"><text:span text:style-name="T11">params_view</text:span></text:p>
          <text:p text:style-name="P22"><text:span text:style-name="T11">params_const_view</text:span></text:p>
          <text:p text:style-name="P22"><text:span text:style-name="T11">params_encoded</text:span></text:p>
          <text:p text:style-name="P22"><text:span text:style-name="T11">params_encoded_const_view</text:span></text:p>
          <text:p text:style-name="P22"><text:span text:style-name="T11"/></text:p>
          <text:p text:style-name="P22"><text:span text:style-name="T11">param</text:span><text:span text:style-name="T11"><text:line-break/></text:span><text:span text:style-name="T11">param_view</text:span></text:p>
          <text:p text:style-name="P22"><text:span text:style-name="T11">param_pct_view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7" draw:layer="layout" svg:width="2.223cm" svg:height="0.635cm" svg:x="6.032cm" svg:y="2.54cm">
          <text:p text:style-name="P36"><text:span text:style-name="T29">authority</text:span></text:p>
          <draw:enhanced-geometry svg:viewBox="0 0 21600 21600" draw:type="rectangle" draw:enhanced-path="M 0 0 L 21600 0 21600 21600 0 21600 0 0 Z N"/>
        </draw:custom-shape>
        <draw:line draw:style-name="gr28" draw:text-style-name="P38" draw:layer="layout" svg:x1="11.112cm" svg:y1="3.175cm" svg:x2="3.175cm" svg:y2="3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swiss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Dimension_20_Line_20_Arrow" draw:display-name="Dimension Line Arrow" svg:viewBox="0 0 836 946" svg:d="M0 0v110h418 418v-110zM418 110l-418 836h8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_20_Arrow" draw:marker-end="Dimension_20_Line_20_Arrow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9-02T10:45:09.973000000</dc:date>
    <meta:editing-duration>PT3H28M17S</meta:editing-duration>
    <meta:editing-cycles>36</meta:editing-cycles>
    <meta:generator>LibreOffice/7.3.3.2$Windows_X86_64 LibreOffice_project/d1d0ea68f081ee2800a922cac8f79445e4603348</meta:generator>
    <meta:document-statistic meta:object-count="32"/>
  </office:meta>
</office:document-meta>
</file>